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18fcd" officeooo:paragraph-rsid="00118fcd"/>
    </style:style>
    <style:style style:name="P2" style:family="paragraph" style:parent-style-name="Standard">
      <style:text-properties officeooo:paragraph-rsid="00118fcd"/>
    </style:style>
    <style:style style:name="P3" style:family="paragraph" style:parent-style-name="Standard">
      <style:paragraph-properties>
        <style:tab-stops>
          <style:tab-stop style:position="16.589cm" style:type="right"/>
        </style:tab-stops>
      </style:paragraph-properties>
      <style:text-properties fo:font-weight="bold" officeooo:rsid="00118fcd" officeooo:paragraph-rsid="00118fcd" style:font-weight-asian="bold" style:font-weight-complex="bold"/>
    </style:style>
    <style:style style:name="P4" style:family="paragraph" style:parent-style-name="Text_20_body">
      <style:text-properties officeooo:paragraph-rsid="00118fcd"/>
    </style:style>
    <style:style style:name="P5" style:family="paragraph" style:parent-style-name="Text_20_body">
      <style:text-properties officeooo:rsid="00118fcd" officeooo:paragraph-rsid="00118fcd"/>
    </style:style>
    <style:style style:name="P6" style:family="paragraph" style:parent-style-name="Text_20_body">
      <style:text-properties officeooo:rsid="00122084" officeooo:paragraph-rsid="00122084"/>
    </style:style>
    <style:style style:name="P7" style:family="paragraph" style:parent-style-name="Text_20_body">
      <style:paragraph-properties fo:text-align="end" style:justify-single-word="false"/>
      <style:text-properties officeooo:rsid="00122084" officeooo:paragraph-rsid="00122084"/>
    </style:style>
    <style:style style:name="P8" style:family="paragraph" style:parent-style-name="Text_20_body">
      <style:text-properties fo:font-style="italic" officeooo:rsid="00122084" officeooo:paragraph-rsid="00122084" style:font-style-asian="italic" style:font-style-complex="italic"/>
    </style:style>
    <style:style style:name="P9" style:family="paragraph" style:parent-style-name="Text_20_body">
      <style:paragraph-properties fo:text-align="justify" style:justify-single-word="false"/>
      <style:text-properties fo:font-style="italic" officeooo:rsid="00122084" officeooo:paragraph-rsid="00122084" style:font-style-asian="italic" style:font-style-complex="italic"/>
    </style:style>
    <style:style style:name="P10" style:family="paragraph" style:parent-style-name="Text_20_body" style:list-style-name="L1">
      <style:text-properties officeooo:paragraph-rsid="00118fcd"/>
    </style:style>
    <style:style style:name="P11" style:family="paragraph" style:parent-style-name="Text_20_body" style:list-style-name="L2">
      <style:text-properties officeooo:paragraph-rsid="00118fcd"/>
    </style:style>
    <style:style style:name="P12" style:family="paragraph" style:parent-style-name="Text_20_body" style:list-style-name="L3">
      <style:text-properties officeooo:rsid="00118fcd" officeooo:paragraph-rsid="00118fcd"/>
    </style:style>
    <style:style style:name="P13" style:family="paragraph" style:parent-style-name="Text_20_body">
      <style:paragraph-properties fo:text-align="justify" style:justify-single-word="false"/>
      <style:text-properties fo:font-style="italic" officeooo:rsid="00122084" officeooo:paragraph-rsid="00122084" style:font-style-asian="italic" style:font-style-complex="italic"/>
    </style:style>
    <style:style style:name="P14" style:family="paragraph" style:parent-style-name="Text_20_body">
      <style:paragraph-properties fo:text-align="justify" style:justify-single-word="false"/>
      <style:text-properties fo:font-style="italic" officeooo:rsid="001396f5" officeooo:paragraph-rsid="001396f5" style:font-style-asian="italic" style:font-style-complex="italic"/>
    </style:style>
    <style:style style:name="T1" style:family="text">
      <style:text-properties officeooo:rsid="00118fcd"/>
    </style:style>
    <style:style style:name="T2" style:family="text">
      <style:text-properties fo:font-weight="normal" officeooo:rsid="00122084" style:font-weight-asian="normal" style:font-weight-complex="normal"/>
    </style:style>
    <style:style style:name="T3" style:family="text">
      <style:text-properties officeooo:rsid="0015797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e Fachschaftenkonferenz möge beschließen:<text:tab/><text:span text:style-name="T2">2.2.2015</text:span></text:p>
      <text:p text:style-name="P1"/>
      <text:p text:style-name="P1">Die Anlage „Fachschaftenliste“ der FKGO wird wie folgt geändert:</text:p>
      <text:p text:style-name="P1"/>
      <text:p text:style-name="P2"><text:span text:style-name="T1">Fachschaft </text:span><text:bookmark text:name="7"/><text:span text:style-name="T1">„</text:span>Ethnologie / Altamerikanistik“:</text:p>
      <text:list xml:id="list2333671130376387704" text:style-name="L1">
        <text:list-item>
          <text:p text:style-name="P10"><text:span text:style-name="T1">Das Studienfach „</text:span>Lateinische Literatur der Antike und ihr Fortleben (Bachelor of Arts)“ <text:span text:style-name="T1">wird gestrichen,</text:span></text:p>
        </text:list-item>
        <text:list-item>
          <text:p text:style-name="P10"><text:span text:style-name="T1">Das Studienfach „</text:span>Lateinamerika- und Altamerikastudien (Bachelor of Arts)“ <text:span text:style-name="T1">wird hinzugefügt.</text:span></text:p>
        </text:list-item>
      </text:list>
      <text:p text:style-name="P5"/>
      <text:p text:style-name="P4"><text:span text:style-name="T1">Fachschaft „</text:span><text:bookmark text:name="14"/>Griechische und Lateinische Philologie<text:span text:style-name="T1">“:</text:span></text:p>
      <text:list xml:id="list3375372302582309097" text:style-name="L2">
        <text:list-item>
          <text:p text:style-name="P11"><text:span text:style-name="T1">Das Studienfach „</text:span>Lateinische Literatur der Antike und ihr Fortleben (Bachelor of Arts)<text:span text:style-name="T1">“ wird hinzugefügt,</text:span></text:p>
        </text:list-item>
        <text:list-item>
          <text:p text:style-name="P11"><text:span text:style-name="T1">Das Studienfach „</text:span>Lateinamerika- und Altamerikastudien (Bachelor of Arts)“ <text:span text:style-name="T1">wird gestrichen.</text:span></text:p>
        </text:list-item>
      </text:list>
      <text:p text:style-name="P4"/>
      <text:p text:style-name="P5">Fachschaft „Lehramt“:</text:p>
      <text:list xml:id="list2165147306991686740" text:style-name="L3">
        <text:list-item>
          <text:p text:style-name="P12">Das Studienfach „Bildungswissenschaften (LA BA Gym Ge) wird hinzugefügt,</text:p>
        </text:list-item>
        <text:list-item>
          <text:p text:style-name="P12">Das Studienfach „Bildungswissenschaften (LA BA Berufskolleg) wird hinzugefügt.</text:p>
        </text:list-item>
      </text:list>
      <text:p text:style-name="P5"/>
      <text:p text:style-name="P5"/>
      <text:p text:style-name="P5"/>
      <text:p text:style-name="P8">Begründung:</text:p>
      <text:p text:style-name="P8">Die beiden Studienfächer „Lateinische Literatur der Antike und ihr Fortleben (Bachelor of Arts)“ und „Lateinamerika- und Altamerikastudien (Bachelor of Arts)“ wurden bei der Geburt vertauscht und sind deshalb aktuell falsch zugeordnet.</text:p>
      <text:p text:style-name="P9">Die Studienfächer „<text:span text:style-name="T1">Bildungswissenschaften (LA BA Gym Ge)“ </text:span>und „<text:span text:style-name="T1">Bildungswissenschaften (LA BA </text:span>Berufkolleg<text:span text:style-name="T1">)“ </text:span>sind aktuell noch nicht berücksichtigt, werden aber zweifelsfrei studiert.</text:p>
      <text:p text:style-name="P9">Eine Auflösung bzw. Streichung der „Phantomfachschaft“ Griechische und Lateinische Philologie ist möglich, dann müssten aber auch die ihr zugeordneten Studienfächer neu zugeordnet werden. Falls das bis nächste Woche geklärt ist, kann das als Änderungsantrag eingebracht und direkt mit abgestimmt werden.</text:p>
      <text:p text:style-name="P14">Das gilt natürlich auch für weitere Änderungswünsche, z. B. falls die Fachschaft Landwirtschaft <text:span text:style-name="T3">oder die Fachschaft Medienwissenschaften</text:span> sich umbenennen möchte...</text:p>
      <text:p text:style-name="P9"/>
      <text:p text:style-name="P6"/>
      <text:p text:style-name="P7">Sven Zemane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19:03:54.509250211</meta:creation-date>
    <dc:date>2015-02-02T21:35:58.771153622</dc:date>
    <meta:editing-duration>PT8M11S</meta:editing-duration>
    <meta:editing-cycles>4</meta:editing-cycles>
    <meta:generator>LibreOffice/4.3.3.2$Linux_X86_64 LibreOffice_project/430m0$Build-2</meta:generator>
    <dc:creator>Sven Zemanek</dc:creator>
    <meta:document-statistic meta:table-count="0" meta:image-count="0" meta:object-count="0" meta:page-count="1" meta:paragraph-count="17" meta:word-count="211" meta:character-count="1682" meta:non-whitespace-character-count="1494"/>
  </office:meta>
</office:document-meta>
</file>